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c135" officeooo:paragraph-rsid="0015c135"/>
    </style:style>
    <style:style style:name="P2" style:family="paragraph" style:parent-style-name="Standard">
      <style:text-properties fo:font-weight="bold" officeooo:rsid="0015c135" officeooo:paragraph-rsid="0015c135" style:font-weight-asian="bold" style:font-weight-complex="bold"/>
    </style:style>
    <style:style style:name="P3" style:family="paragraph" style:parent-style-name="Standard">
      <style:text-properties fo:font-weight="bold" officeooo:rsid="00167fe2" officeooo:paragraph-rsid="00167fe2" style:font-weight-asian="bold" style:font-weight-complex="bold"/>
    </style:style>
    <style:style style:name="P4" style:family="paragraph" style:parent-style-name="Standard">
      <style:text-properties fo:font-weight="bold" officeooo:rsid="0016e503" officeooo:paragraph-rsid="0016e503" style:font-weight-asian="bold" style:font-weight-complex="bold"/>
    </style:style>
    <style:style style:name="P5" style:family="paragraph" style:parent-style-name="Standard">
      <style:text-properties fo:font-weight="bold" officeooo:rsid="001bc6cf" officeooo:paragraph-rsid="001bc6cf" style:font-weight-asian="bold" style:font-weight-complex="bold"/>
    </style:style>
    <style:style style:name="P6" style:family="paragraph" style:parent-style-name="Standard">
      <style:text-properties officeooo:rsid="00167fe2" officeooo:paragraph-rsid="00167fe2"/>
    </style:style>
    <style:style style:name="P7" style:family="paragraph" style:parent-style-name="Standard">
      <style:text-properties officeooo:rsid="0016e503" officeooo:paragraph-rsid="0016e503"/>
    </style:style>
    <style:style style:name="P8" style:family="paragraph" style:parent-style-name="Standard">
      <style:text-properties style:font-name="sans-serif" fo:font-size="12pt"/>
    </style:style>
    <style:style style:name="P9" style:family="paragraph" style:parent-style-name="Standard">
      <style:text-properties style:font-name="sans-serif" fo:font-size="12pt" officeooo:rsid="00167fe2" officeooo:paragraph-rsid="00167fe2"/>
    </style:style>
    <style:style style:name="P10" style:family="paragraph" style:parent-style-name="Standard">
      <style:text-properties style:font-name="sans-serif" fo:font-size="12pt" officeooo:rsid="0016e503" officeooo:paragraph-rsid="0016e503"/>
    </style:style>
    <style:style style:name="P11" style:family="paragraph" style:parent-style-name="Standard">
      <style:text-properties style:font-name="sans-serif" fo:font-size="12pt" fo:font-weight="normal" officeooo:rsid="0016e503" officeooo:paragraph-rsid="0016e503" style:font-weight-asian="normal" style:font-weight-complex="normal"/>
    </style:style>
    <style:style style:name="P12" style:family="paragraph" style:parent-style-name="Standard">
      <style:text-properties style:font-name="sans-serif" fo:font-size="12pt" fo:font-weight="normal" officeooo:rsid="0016e503" officeooo:paragraph-rsid="001d3c4d" style:font-weight-asian="normal" style:font-weight-complex="normal"/>
    </style:style>
    <style:style style:name="P13" style:family="paragraph" style:parent-style-name="Standard">
      <style:text-properties style:font-name="sans-serif" fo:font-size="12pt" fo:font-weight="normal" officeooo:rsid="0016e503" officeooo:paragraph-rsid="001bc6cf" style:font-weight-asian="normal" style:font-weight-complex="normal"/>
    </style:style>
    <style:style style:name="P14" style:family="paragraph" style:parent-style-name="Standard">
      <style:text-properties style:font-name="sans-serif" fo:font-size="12pt" fo:font-weight="normal" officeooo:rsid="001d3c4d" officeooo:paragraph-rsid="001d3c4d" style:font-weight-asian="normal" style:font-weight-complex="normal"/>
    </style:style>
    <style:style style:name="P15" style:family="paragraph" style:parent-style-name="Standard">
      <style:text-properties style:font-name="sans-serif" fo:font-size="12pt" officeooo:paragraph-rsid="001bc6cf"/>
    </style:style>
    <style:style style:name="P16" style:family="paragraph" style:parent-style-name="Standard">
      <style:text-properties fo:font-weight="normal" officeooo:rsid="0016e503" officeooo:paragraph-rsid="0016e503" style:font-weight-asian="normal" style:font-weight-complex="normal"/>
    </style:style>
    <style:style style:name="P17" style:family="paragraph" style:parent-style-name="Standard">
      <style:text-properties fo:font-weight="normal" officeooo:rsid="0016e503" officeooo:paragraph-rsid="001857ae" style:font-weight-asian="normal" style:font-weight-complex="normal"/>
    </style:style>
    <style:style style:name="P18" style:family="paragraph" style:parent-style-name="Standard">
      <style:text-properties fo:font-weight="normal" officeooo:rsid="0016e503" officeooo:paragraph-rsid="001bc6cf" style:font-weight-asian="normal" style:font-weight-complex="normal"/>
    </style:style>
    <style:style style:name="P19" style:family="paragraph" style:parent-style-name="Standard">
      <style:text-properties fo:font-weight="normal" officeooo:rsid="001857ae" officeooo:paragraph-rsid="001857ae" style:font-weight-asian="normal" style:font-weight-complex="normal"/>
    </style:style>
    <style:style style:name="P20" style:family="paragraph" style:parent-style-name="Standard">
      <style:text-properties officeooo:rsid="001857ae" officeooo:paragraph-rsid="001857ae"/>
    </style:style>
    <style:style style:name="P21" style:family="paragraph" style:parent-style-name="Standard">
      <style:text-properties officeooo:rsid="001a2f6a" officeooo:paragraph-rsid="001a2f6a"/>
    </style:style>
    <style:style style:name="P22" style:family="paragraph" style:parent-style-name="Standard">
      <style:text-properties officeooo:rsid="001bc6cf" officeooo:paragraph-rsid="001bc6cf"/>
    </style:style>
    <style:style style:name="P23" style:family="paragraph" style:parent-style-name="Preformatted_20_Text">
      <style:text-properties fo:font-weight="normal" officeooo:rsid="0016e503" officeooo:paragraph-rsid="0016e503" style:font-weight-asian="normal" style:font-weight-complex="normal"/>
    </style:style>
    <style:style style:name="P24" style:family="paragraph" style:parent-style-name="Preformatted_20_Text">
      <style:text-properties fo:font-weight="normal" officeooo:rsid="0016e503" officeooo:paragraph-rsid="001bc6cf" style:font-weight-asian="normal" style:font-weight-complex="normal"/>
    </style:style>
    <style:style style:name="P25" style:family="paragraph" style:parent-style-name="Preformatted_20_Text">
      <style:text-properties fo:font-weight="normal" officeooo:rsid="001d3c4d" officeooo:paragraph-rsid="001d3c4d" style:font-weight-asian="normal" style:font-weight-complex="normal"/>
    </style:style>
    <style:style style:name="P26" style:family="paragraph" style:parent-style-name="Preformatted_20_Text">
      <style:text-properties fo:font-weight="normal" officeooo:rsid="001ed030" officeooo:paragraph-rsid="001ed030" style:font-weight-asian="normal" style:font-weight-complex="normal"/>
    </style:style>
    <style:style style:name="P27" style:family="paragraph" style:parent-style-name="Preformatted_20_Text">
      <style:text-properties officeooo:rsid="001857ae" officeooo:paragraph-rsid="001857ae"/>
    </style:style>
    <style:style style:name="P28" style:family="paragraph" style:parent-style-name="Preformatted_20_Text">
      <style:paragraph-properties fo:margin-top="0cm" fo:margin-bottom="0.499cm" style:contextual-spacing="false"/>
    </style:style>
    <style:style style:name="P29" style:family="paragraph" style:parent-style-name="Standard">
      <style:text-properties style:font-name="sans-serif" fo:font-size="12pt" officeooo:rsid="0015c135" officeooo:paragraph-rsid="0015c13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d3c4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1. </text:p>
      <text:p text:style-name="P8">Crear un proyecto rails</text:p>
      <text:p text:style-name="P1"/>
      <text:p text:style-name="P1">abraham@abraham-Inspiron-3558:~$ ls </text:p>
      <text:p text:style-name="P1">A <text:s/>D <text:s text:c="10"/>E <text:s text:c="15"/>ej.txt <text:s text:c="11"/>f2f <text:s text:c="6"/>Música <text:s text:c="5"/>sandbox </text:p>
      <text:p text:style-name="P1">B <text:s/>Descargas <text:s text:c="2"/>ej_permisos.md <text:s text:c="2"/>Escritorio <text:s text:c="7"/>hola <text:s text:c="5"/>Plantillas <text:s/>Vídeos </text:p>
      <text:p text:style-name="P1">C <text:s/>Documentos <text:s/>ej_permisos.md~ <text:s/>examples.desktop <text:s/>Imágenes <text:s/>Público <text:s text:c="4"/>z </text:p>
      <text:p text:style-name="P1">abraham@abraham-Inspiron-3558:~$ cd sanbox </text:p>
      <text:p text:style-name="P1">-bash: cd: sanbox: No existe el archivo o el directorio </text:p>
      <text:p text:style-name="P1">abraham@abraham-Inspiron-3558:~$ cd candbox </text:p>
      <text:p text:style-name="P1">-bash: cd: candbox: No existe el archivo o el directorio </text:p>
      <text:p text:style-name="P1">abraham@abraham-Inspiron-3558:~$ cd sandbox </text:p>
      <text:p text:style-name="P1">abraham@abraham-Inspiron-3558:~/sandbox$ ls </text:p>
      <text:p text:style-name="P1">rails <text:s/>ruby </text:p>
      <text:p text:style-name="P1">abraham@abraham-Inspiron-3558:~/sandbox$ cd rails </text:p>
      <text:p text:style-name="P1">abraham@abraham-Inspiron-3558:~/sandbox/rails$ ls </text:p>
      <text:p text:style-name="P1">ejercicio37 <text:s/>ejercicio38 </text:p>
      <text:p text:style-name="P1">abraham@abraham-Inspiron-3558:~/sandbox/rails$ rails new tallerprueba --database=postgresql </text:p>
      <text:p text:style-name="P1"><text:s text:c="6"/>create <text:s/></text:p>
      <text:p text:style-name="P1"><text:s text:c="6"/>create <text:s/>README.md </text:p>
      <text:p text:style-name="P1"><text:s text:c="6"/>create <text:s/>Rakefile </text:p>
      <text:p text:style-name="P1"><text:s text:c="6"/>create <text:s/>config.ru </text:p>
      <text:p text:style-name="P1"><text:s text:c="6"/>create <text:s/>.gitignore </text:p>
      <text:p text:style-name="P1"><text:s text:c="6"/>create <text:s/>Gemfile </text:p>
      <text:p text:style-name="P1"><text:s text:c="6"/>create <text:s/>app </text:p>
      <text:p text:style-name="P1"><text:s text:c="6"/>create <text:s/>app/assets/config/manifest.js </text:p>
      <text:p text:style-name="P1"><text:s text:c="6"/>create <text:s/>app/assets/javascripts/application.js </text:p>
      <text:p text:style-name="P1"><text:s text:c="6"/>create <text:s/>app/assets/javascripts/cable.js </text:p>
      <text:p text:style-name="P1"><text:s text:c="6"/>create <text:s/>app/assets/stylesheets/application.css </text:p>
      <text:p text:style-name="P1"><text:s text:c="6"/>create <text:s/>app/channels/application_cable/channel.rb </text:p>
      <text:p text:style-name="P1"><text:s text:c="6"/>create <text:s/>app/channels/application_cable/connection.rb </text:p>
      <text:p text:style-name="P1"><text:s text:c="6"/>create <text:s/>app/controllers/application_controller.rb </text:p>
      <text:p text:style-name="P1"><text:s text:c="6"/>create <text:s/>app/helpers/application_helper.rb </text:p>
      <text:p text:style-name="P1"><text:s text:c="6"/>create <text:s/>app/jobs/application_job.rb </text:p>
      <text:p text:style-name="P1"><text:s text:c="6"/>create <text:s/>app/mailers/application_mailer.rb </text:p>
      <text:p text:style-name="P1"><text:s text:c="6"/>create <text:s/>app/models/application_record.rb </text:p>
      <text:p text:style-name="P1"><text:s text:c="6"/>create <text:s/>app/views/layouts/application.html.erb </text:p>
      <text:p text:style-name="P1"><text:s text:c="6"/>create <text:s/>app/views/layouts/mailer.html.erb </text:p>
      <text:p text:style-name="P1"><text:s text:c="6"/>create <text:s/>app/views/layouts/mailer.text.erb </text:p>
      <text:p text:style-name="P1"><text:s text:c="6"/>create <text:s/>app/assets/images/.keep </text:p>
      <text:p text:style-name="P1"><text:s text:c="6"/>create <text:s/>app/assets/javascripts/channels </text:p>
      <text:p text:style-name="P1"><text:s text:c="6"/>create <text:s/>app/assets/javascripts/channels/.keep </text:p>
      <text:p text:style-name="P1"><text:s text:c="6"/>create <text:s/>app/controllers/concerns/.keep </text:p>
      <text:p text:style-name="P1"><text:s text:c="6"/>create <text:s/>app/models/concerns/.keep </text:p>
      <text:p text:style-name="P1"><text:s text:c="6"/>create <text:s/>bin </text:p>
      <text:p text:style-name="P1"><text:s text:c="6"/>create <text:s/>bin/bundle </text:p>
      <text:p text:style-name="P1"><text:s text:c="6"/>create <text:s/>bin/rails </text:p>
      <text:p text:style-name="P1"><text:s text:c="6"/>create <text:s/>bin/rake </text:p>
      <text:p text:style-name="P1"><text:s text:c="6"/>create <text:s/>bin/setup </text:p>
      <text:p text:style-name="P1"><text:soft-page-break/><text:s text:c="6"/>create <text:s/>bin/update </text:p>
      <text:p text:style-name="P1"><text:s text:c="6"/>create <text:s/>config </text:p>
      <text:p text:style-name="P1"><text:s text:c="6"/>create <text:s/>config/routes.rb </text:p>
      <text:p text:style-name="P1"><text:s text:c="6"/>create <text:s/>config/application.rb </text:p>
      <text:p text:style-name="P1"><text:s text:c="6"/>create <text:s/>config/environment.rb </text:p>
      <text:p text:style-name="P1"><text:s text:c="6"/>create <text:s/>config/secrets.yml </text:p>
      <text:p text:style-name="P1"><text:s text:c="6"/>create <text:s/>config/cable.yml </text:p>
      <text:p text:style-name="P1"><text:s text:c="6"/>create <text:s/>config/puma.rb </text:p>
      <text:p text:style-name="P1"><text:s text:c="6"/>create <text:s/>config/spring.rb </text:p>
      <text:p text:style-name="P1"><text:s text:c="6"/>create <text:s/>config/environments </text:p>
      <text:p text:style-name="P1"><text:s text:c="6"/>create <text:s/>config/environments/development.rb </text:p>
      <text:p text:style-name="P1"><text:s text:c="6"/>create <text:s/>config/environments/production.rb </text:p>
      <text:p text:style-name="P1"><text:s text:c="6"/>create <text:s/>config/environments/test.rb </text:p>
      <text:p text:style-name="P1"><text:s text:c="6"/>create <text:s/>config/initializers </text:p>
      <text:p text:style-name="P1"><text:s text:c="6"/>create <text:s/>config/initializers/application_controller_renderer.rb </text:p>
      <text:p text:style-name="P1"><text:s text:c="6"/>create <text:s/>config/initializers/assets.rb </text:p>
      <text:p text:style-name="P1"><text:s text:c="6"/>create <text:s/>config/initializers/backtrace_silencers.rb </text:p>
      <text:p text:style-name="P1"><text:s text:c="6"/>create <text:s/>config/initializers/cookies_serializer.rb </text:p>
      <text:p text:style-name="P1"><text:s text:c="6"/>create <text:s/>config/initializers/cors.rb </text:p>
      <text:p text:style-name="P1"><text:s text:c="6"/>create <text:s/>config/initializers/filter_parameter_logging.rb </text:p>
      <text:p text:style-name="P1"><text:s text:c="6"/>create <text:s/>config/initializers/inflections.rb </text:p>
      <text:p text:style-name="P1"><text:s text:c="6"/>create <text:s/>config/initializers/mime_types.rb </text:p>
      <text:p text:style-name="P1"><text:s text:c="6"/>create <text:s/>config/initializers/new_framework_defaults.rb </text:p>
      <text:p text:style-name="P1"><text:s text:c="6"/>create <text:s/>config/initializers/session_store.rb </text:p>
      <text:p text:style-name="P1"><text:s text:c="6"/>create <text:s/>config/initializers/wrap_parameters.rb </text:p>
      <text:p text:style-name="P1"><text:s text:c="6"/>create <text:s/>config/locales </text:p>
      <text:p text:style-name="P1"><text:s text:c="6"/>create <text:s/>config/locales/en.yml </text:p>
      <text:p text:style-name="P1"><text:s text:c="6"/>create <text:s/>config/boot.rb </text:p>
      <text:p text:style-name="P1"><text:s text:c="6"/>create <text:s/>config/database.yml </text:p>
      <text:p text:style-name="P1"><text:s text:c="6"/>create <text:s/>db </text:p>
      <text:p text:style-name="P1"><text:s text:c="6"/>create <text:s/>db/seeds.rb </text:p>
      <text:p text:style-name="P1"><text:s text:c="6"/>create <text:s/>lib </text:p>
      <text:p text:style-name="P1"><text:s text:c="6"/>create <text:s/>lib/tasks </text:p>
      <text:p text:style-name="P1"><text:s text:c="6"/>create <text:s/>lib/tasks/.keep </text:p>
      <text:p text:style-name="P1"><text:s text:c="6"/>create <text:s/>lib/assets </text:p>
      <text:p text:style-name="P1"><text:s text:c="6"/>create <text:s/>lib/assets/.keep </text:p>
      <text:p text:style-name="P1"><text:s text:c="6"/>create <text:s/>log </text:p>
      <text:p text:style-name="P1"><text:s text:c="6"/>create <text:s/>log/.keep </text:p>
      <text:p text:style-name="P1"><text:s text:c="6"/>create <text:s/>public </text:p>
      <text:p text:style-name="P1"><text:s text:c="6"/>create <text:s/>public/404.html </text:p>
      <text:p text:style-name="P1"><text:s text:c="6"/>create <text:s/>public/422.html </text:p>
      <text:p text:style-name="P1"><text:s text:c="6"/>create <text:s/>public/500.html </text:p>
      <text:p text:style-name="P1"><text:s text:c="6"/>create <text:s/>public/apple-touch-icon-precomposed.png </text:p>
      <text:p text:style-name="P1"><text:s text:c="6"/>create <text:s/>public/apple-touch-icon.png </text:p>
      <text:p text:style-name="P1"><text:s text:c="6"/>create <text:s/>public/favicon.ico </text:p>
      <text:p text:style-name="P1"><text:s text:c="6"/>create <text:s/>public/robots.txt </text:p>
      <text:p text:style-name="P1"><text:s text:c="6"/>create <text:s/>test/fixtures </text:p>
      <text:p text:style-name="P1"><text:s text:c="6"/>create <text:s/>test/fixtures/.keep </text:p>
      <text:p text:style-name="P1"><text:s text:c="6"/>create <text:s/>test/fixtures/files </text:p>
      <text:p text:style-name="P1"><text:soft-page-break/><text:s text:c="6"/>create <text:s/>test/fixtures/files/.keep </text:p>
      <text:p text:style-name="P1"><text:s text:c="6"/>create <text:s/>test/controllers </text:p>
      <text:p text:style-name="P1"><text:s text:c="6"/>create <text:s/>test/controllers/.keep </text:p>
      <text:p text:style-name="P1"><text:s text:c="6"/>create <text:s/>test/mailers </text:p>
      <text:p text:style-name="P1"><text:s text:c="6"/>create <text:s/>test/mailers/.keep </text:p>
      <text:p text:style-name="P1"><text:s text:c="6"/>create <text:s/>test/models </text:p>
      <text:p text:style-name="P1"><text:s text:c="6"/>create <text:s/>test/models/.keep </text:p>
      <text:p text:style-name="P1"><text:s text:c="6"/>create <text:s/>test/helpers </text:p>
      <text:p text:style-name="P1"><text:s text:c="6"/>create <text:s/>test/helpers/.keep </text:p>
      <text:p text:style-name="P1"><text:s text:c="6"/>create <text:s/>test/integration </text:p>
      <text:p text:style-name="P1"><text:s text:c="6"/>create <text:s/>test/integration/.keep </text:p>
      <text:p text:style-name="P1"><text:s text:c="6"/>create <text:s/>test/test_helper.rb </text:p>
      <text:p text:style-name="P1"><text:s text:c="6"/>create <text:s/>tmp </text:p>
      <text:p text:style-name="P1"><text:s text:c="6"/>create <text:s/>tmp/.keep </text:p>
      <text:p text:style-name="P1"><text:s text:c="6"/>create <text:s/>tmp/cache </text:p>
      <text:p text:style-name="P1"><text:s text:c="6"/>create <text:s/>tmp/cache/assets </text:p>
      <text:p text:style-name="P1"><text:s text:c="6"/>create <text:s/>vendor/assets/javascripts </text:p>
      <text:p text:style-name="P1"><text:s text:c="6"/>create <text:s/>vendor/assets/javascripts/.keep </text:p>
      <text:p text:style-name="P1"><text:s text:c="6"/>create <text:s/>vendor/assets/stylesheets </text:p>
      <text:p text:style-name="P1"><text:s text:c="6"/>create <text:s/>vendor/assets/stylesheets/.keep </text:p>
      <text:p text:style-name="P1"><text:s text:c="6"/>remove <text:s/>config/initializers/cors.rb </text:p>
      <text:p text:style-name="P1"><text:s text:c="9"/>run <text:s/>bundle install </text:p>
      <text:p text:style-name="P1">The dependency tzinfo-data (&gt;= 0) will be unused by any of the platforms Bundler is installing for. Bundler is installing for ruby but the dependency is only for x86-mingw32, x86-mswin32, x64-mingw32, java. To add those platforms to the bundle, run `bundle lock --add-platform x86-mingw32 x86-mswin32 x64-mingw32 java`. </text:p>
      <text:p text:style-name="P1">Fetching gem metadata from https://rubygems.org/.......... </text:p>
      <text:p text:style-name="P1">Fetching version metadata from https://rubygems.org/.. </text:p>
      <text:p text:style-name="P1">Fetching dependency metadata from https://rubygems.org/. </text:p>
      <text:p text:style-name="P1">Resolving dependencies... </text:p>
      <text:p text:style-name="P1">Using rake 12.0.0 </text:p>
      <text:p text:style-name="P1">Using concurrent-ruby 1.0.5 </text:p>
      <text:p text:style-name="P1">Using i18n 0.8.1 </text:p>
      <text:p text:style-name="P1">Using minitest 5.10.1 </text:p>
      <text:p text:style-name="P1">Using thread_safe 0.3.6 </text:p>
      <text:p text:style-name="P1">Using builder 3.2.3 </text:p>
      <text:p text:style-name="P1">Using erubis 2.7.0 </text:p>
      <text:p text:style-name="P1">Using mini_portile2 2.1.0 </text:p>
      <text:p text:style-name="P1">Using rack 2.0.1 </text:p>
      <text:p text:style-name="P1">Using nio4r 2.0.0 </text:p>
      <text:p text:style-name="P1">Using websocket-extensions 0.1.2 </text:p>
      <text:p text:style-name="P1">Using mime-types-data 3.2016.0521 </text:p>
      <text:p text:style-name="P1">Using arel 7.1.4 </text:p>
      <text:p text:style-name="P1">Using bundler 1.14.6 </text:p>
      <text:p text:style-name="P1">Using byebug 9.0.6 </text:p>
      <text:p text:style-name="P1">Using coffee-script-source 1.12.2 </text:p>
      <text:p text:style-name="P1">Using execjs 2.7.0 </text:p>
      <text:p text:style-name="P1">Using method_source 0.8.2 </text:p>
      <text:p text:style-name="P1">Using thor 0.19.4 </text:p>
      <text:p text:style-name="P1"><text:soft-page-break/>Using debug_inspector 0.0.2 </text:p>
      <text:p text:style-name="P1">Using ffi 1.9.18 </text:p>
      <text:p text:style-name="P1">Using multi_json 1.12.1 </text:p>
      <text:p text:style-name="P1">Using rb-fsevent 0.9.8 </text:p>
      <text:p text:style-name="P1">Using pg 0.20.0 </text:p>
      <text:p text:style-name="P1">Using puma 3.8.2 </text:p>
      <text:p text:style-name="P1">Using sass 3.4.23 </text:p>
      <text:p text:style-name="P1">Using tilt 2.0.7 </text:p>
      <text:p text:style-name="P1">Using turbolinks-source 5.0.0 </text:p>
      <text:p text:style-name="P1">Using tzinfo 1.2.2 </text:p>
      <text:p text:style-name="P1">Using nokogiri 1.7.1 </text:p>
      <text:p text:style-name="P1">Using rack-test 0.6.3 </text:p>
      <text:p text:style-name="P1">Using sprockets 3.7.1 </text:p>
      <text:p text:style-name="P1">Using websocket-driver 0.6.5 </text:p>
      <text:p text:style-name="P1">Using mime-types 3.1 </text:p>
      <text:p text:style-name="P1">Using coffee-script 2.4.1 </text:p>
      <text:p text:style-name="P1">Using uglifier 3.1.9 </text:p>
      <text:p text:style-name="P1">Using rb-inotify 0.9.8 </text:p>
      <text:p text:style-name="P1">Using turbolinks 5.0.1 </text:p>
      <text:p text:style-name="P1">Using activesupport 5.0.2 </text:p>
      <text:p text:style-name="P1">Using loofah 2.0.3 </text:p>
      <text:p text:style-name="P1">Using mail 2.6.4 </text:p>
      <text:p text:style-name="P1">Using listen 3.0.8 </text:p>
      <text:p text:style-name="P1">Using rails-dom-testing 2.0.2 </text:p>
      <text:p text:style-name="P1">Using globalid 0.3.7 </text:p>
      <text:p text:style-name="P1">Using activemodel 5.0.2 </text:p>
      <text:p text:style-name="P1">Using jbuilder 2.6.3 </text:p>
      <text:p text:style-name="P1">Using spring 2.0.1 </text:p>
      <text:p text:style-name="P1">Using rails-html-sanitizer 1.0.3 </text:p>
      <text:p text:style-name="P1">Using activejob 5.0.2 </text:p>
      <text:p text:style-name="P1">Using activerecord 5.0.2 </text:p>
      <text:p text:style-name="P1">Using spring-watcher-listen 2.0.1 </text:p>
      <text:p text:style-name="P1">Using actionview 5.0.2 </text:p>
      <text:p text:style-name="P1">Using actionpack 5.0.2 </text:p>
      <text:p text:style-name="P1">Using actioncable 5.0.2 </text:p>
      <text:p text:style-name="P1">Using actionmailer 5.0.2 </text:p>
      <text:p text:style-name="P1">Using railties 5.0.2 </text:p>
      <text:p text:style-name="P1">Using sprockets-rails 3.2.0 </text:p>
      <text:p text:style-name="P1">Using coffee-rails 4.2.1 </text:p>
      <text:p text:style-name="P1">Using jquery-rails 4.3.1 </text:p>
      <text:p text:style-name="P1">Using web-console 3.4.0 </text:p>
      <text:p text:style-name="P1">Using rails 5.0.2 </text:p>
      <text:p text:style-name="P1">Using sass-rails 5.0.6 </text:p>
      <text:p text:style-name="P1">Bundle complete! 15 Gemfile dependencies, 62 gems now installed. </text:p>
      <text:p text:style-name="P1">Use `bundle show [gemname]` to see where a bundled gem is installed. </text:p>
      <text:p text:style-name="P1"><text:s text:c="9"/>run <text:s/>bundle exec spring binstub --all </text:p>
      <text:p text:style-name="P1">* bin/rake: spring inserted </text:p>
      <text:p text:style-name="P1">* bin/rails: spring inserted </text:p>
      <text:p text:style-name="P1">abraham@abraham-Inspiron-3558:~/sandbox/rails$ </text:p>
      <text:p text:style-name="P1"><text:soft-page-break/></text:p>
      <text:p text:style-name="P1"/>
      <text:p text:style-name="P1"/>
      <text:p text:style-name="P1">abraham@abraham-Inspiron-3558:~/sandbox/rails$ cd tallerprueba </text:p>
      <text:p text:style-name="P1">abraham@abraham-Inspiron-3558:~/sandbox/rails/tallerprueba$ subl . </text:p>
      <text:p text:style-name="P1"/>
      <text:p text:style-name="P1"/>
      <text:p text:style-name="P6">abraham@abraham-Inspiron-3558:~/sandbox/rails/tallerprueba$ sudo -u postgres createuser -s latam </text:p>
      <text:p text:style-name="P6">abraham@abraham-Inspiron-3558:~/sandbox/rails/tallerprueba$ sudo -u postgres psql </text:p>
      <text:p text:style-name="P6">psql (9.3.16) </text:p>
      <text:p text:style-name="P6">Type "help" for help. </text:p>
      <text:p text:style-name="P6"/>
      <text:p text:style-name="P6">postgres=# \password latam </text:p>
      <text:p text:style-name="P6">Enter new password: </text:p>
      <text:p text:style-name="P6">Enter it again: </text:p>
      <text:p text:style-name="P6">postgres=# alter role latam with superuser; </text:p>
      <text:p text:style-name="P6">ALTER ROLE </text:p>
      <text:p text:style-name="P6">postgres=# \du </text:p>
      <text:p text:style-name="P6"><text:s text:c="29"/>List of roles </text:p>
      <text:p text:style-name="P6"><text:s/>Role name | <text:s text:c="18"/>Attributes <text:s text:c="18"/>| Member of </text:p>
      <text:p text:style-name="P6">-----------+------------------------------------------------+----------- </text:p>
      <text:p text:style-name="P6"><text:s/>abraham <text:s text:c="2"/>| Superuser <text:s text:c="37"/>| {} </text:p>
      <text:p text:style-name="P6"><text:s/>latam <text:s text:c="4"/>| Superuser, Create role, Create DB <text:s text:c="13"/>| {} </text:p>
      <text:p text:style-name="P6"><text:s/>postgres <text:s/>| Superuser, Create role, Create DB, Replication | {} </text:p>
      <text:p text:style-name="P6"/>
      <text:p text:style-name="P6">postgres=# </text:p>
      <text:p text:style-name="P6"/>
      <text:p text:style-name="P2">Asignar usuario y contraseña en Tallerprueba/config/locales/database.yml</text:p>
      <text:p text:style-name="P1"/>
      <text:p text:style-name="P6">default: &amp;default </text:p>
      <text:p text:style-name="P6"><text:s text:c="2"/>adapter: postgresql </text:p>
      <text:p text:style-name="P6"><text:s text:c="2"/><text:span text:style-name="T1">username: latam </text:span></text:p>
      <text:p text:style-name="P3"><text:s text:c="2"/>password: latam </text:p>
      <text:p text:style-name="P6"><text:s text:c="2"/>encoding: unicode</text:p>
      <text:p text:style-name="P6"/>
      <text:p text:style-name="P3">salir de postgrest</text:p>
      <text:p text:style-name="P6"/>
      <text:p text:style-name="P6">postgres=# \q </text:p>
      <text:p text:style-name="P6">abraham@abraham-Inspiron-3558:~/sandbox/rails/tallerprueba$ </text:p>
      <text:p text:style-name="P6"/>
      <text:p text:style-name="P3">corremos el db create</text:p>
      <text:p text:style-name="P6"/>
      <text:p text:style-name="P6">abraham@abraham-Inspiron-3558:~/sandbox/rails/tallerprueba$ rake db:create </text:p>
      <text:p text:style-name="P6">Created database 'tallerprueba_development' </text:p>
      <text:p text:style-name="P6">Created database 'tallerprueba_test' </text:p>
      <text:p text:style-name="P6"/>
      <text:p text:style-name="P6">abraham@abraham-Inspiron-3558:~/sandbox/rails/tallerprueba$ sudo nano /etc/postgresql/9.3/main/pg_hba.conf </text:p>
      <text:p text:style-name="P6"/>
      <text:p text:style-name="P6"><text:soft-page-break/></text:p>
      <text:p text:style-name="P6"/>
      <text:p text:style-name="P6"/>
      <text:p text:style-name="P6">abraham@abraham-Inspiron-3558:~/sandbox/rails/tallerprueba$ rake db:create </text:p>
      <text:p text:style-name="P6">Database 'tallerprueba_development' already exists </text:p>
      <text:p text:style-name="P6">Database 'tallerprueba_test' already exists </text:p>
      <text:p text:style-name="P6">abraham@abraham-Inspiron-3558:~/sandbox/rails/tallerprueba$ </text:p>
      <text:p text:style-name="P6"/>
      <text:p text:style-name="P9">2. </text:p>
      <text:p text:style-name="P8">Crear el controller pages con la página x</text:p>
      <text:p text:style-name="P6"/>
      <text:p text:style-name="P7">abraham@abraham-Inspiron-3558:~/sandbox/rails/tallerprueba$ rails g controller pages x </text:p>
      <text:p text:style-name="P7">Running via Spring preloader in process 3227 </text:p>
      <text:p text:style-name="P7"><text:s text:c="6"/>create <text:s/>app/controllers/pages_controller.rb </text:p>
      <text:p text:style-name="P7"><text:s text:c="7"/>route <text:s/>get 'pages/x' </text:p>
      <text:p text:style-name="P7"><text:s text:c="6"/>invoke <text:s/>erb </text:p>
      <text:p text:style-name="P7"><text:s text:c="6"/>create <text:s text:c="3"/>app/views/pages </text:p>
      <text:p text:style-name="P7"><text:s text:c="6"/>create <text:s text:c="3"/>app/views/pages/x.html.erb </text:p>
      <text:p text:style-name="P7"><text:s text:c="6"/>invoke <text:s/>test_unit </text:p>
      <text:p text:style-name="P7"><text:s text:c="6"/>create <text:s text:c="3"/>test/controllers/pages_controller_test.rb </text:p>
      <text:p text:style-name="P7"><text:s text:c="6"/>invoke <text:s/>helper </text:p>
      <text:p text:style-name="P7"><text:s text:c="6"/>create <text:s text:c="3"/>app/helpers/pages_helper.rb </text:p>
      <text:p text:style-name="P7"><text:s text:c="6"/>invoke <text:s text:c="3"/>test_unit </text:p>
      <text:p text:style-name="P7"><text:s text:c="6"/>invoke <text:s/>assets </text:p>
      <text:p text:style-name="P7"><text:s text:c="6"/>invoke <text:s text:c="3"/>coffee </text:p>
      <text:p text:style-name="P7"><text:s text:c="6"/>create <text:s text:c="5"/>app/assets/javascripts/pages.coffee </text:p>
      <text:p text:style-name="P7"><text:s text:c="6"/>invoke <text:s text:c="3"/>scss </text:p>
      <text:p text:style-name="P7"><text:s text:c="6"/>create <text:s text:c="5"/>app/assets/stylesheets/pages.scss </text:p>
      <text:p text:style-name="P7">abraham@abraham-Inspiron-3558:~/sandbox/rails/tallerprueba$ </text:p>
      <text:p text:style-name="P7"/>
      <text:p text:style-name="P10">3. </text:p>
      <text:p text:style-name="P8">Convertir la página página x en la página de inicio</text:p>
      <text:p text:style-name="P7">tallerprueba/config/locales/routes.rb </text:p>
      <text:p text:style-name="P7"/>
      <text:p text:style-name="P7">escribir root'pages#x'</text:p>
      <text:p text:style-name="P7"/>
      <text:p text:style-name="P7">guardar</text:p>
      <text:p text:style-name="P7"/>
      <text:p text:style-name="P4">Correr servidor</text:p>
      <text:p text:style-name="P4"/>
      <text:p text:style-name="P16">revisar buscador</text:p>
      <text:p text:style-name="P16"/>
      <text:p text:style-name="P11">4. </text:p>
      <text:p text:style-name="P8">Agregar el CDN bootstrap al layout</text:p>
      <text:p text:style-name="P16">Ir a la pagina de bootstrap despues al getting started</text:p>
      <text:p text:style-name="P16"/>
      <text:p text:style-name="P16">Copiamos:</text:p>
      <text:p text:style-name="P16"/>
      <text:p text:style-name="P23"><text:span text:style-name="Source_20_Text">&lt;!-- Latest compiled and minified CSS --&gt;</text:span></text:p>
      <text:p text:style-name="Preformatted_20_Text"><text:soft-page-break/><text:span text:style-name="Source_20_Text">&lt;link rel="stylesheet" href="https://maxcdn.bootstrapcdn.com/bootstrap/3.3.7/css/bootstrap.min.css" integrity="sha384-BVYiiSIFeK1dGmJRAkycuHAHRg32OmUcww7on3RYdg4Va+PmSTsz/K68vbdEjh4u" crossorigin="anonymous"&gt;</text:span></text:p>
      <text:p text:style-name="Preformatted_20_Text"/>
      <text:p text:style-name="Preformatted_20_Text"><text:span text:style-name="Source_20_Text">&lt;!-- Optional theme --&gt;</text:span></text:p>
      <text:p text:style-name="Preformatted_20_Text"><text:span text:style-name="Source_20_Text">&lt;link rel="stylesheet" href="https://maxcdn.bootstrapcdn.com/bootstrap/3.3.7/css/bootstrap-theme.min.css" integrity="sha384-rHyoN1iRsVXV4nD0JutlnGaslCJuC7uwjduW9SVrLvRYooPp2bWYgmgJQIXwl/Sp" crossorigin="anonymous"&gt;</text:span></text:p>
      <text:p text:style-name="Preformatted_20_Text"/>
      <text:p text:style-name="Preformatted_20_Text"><text:span text:style-name="Source_20_Text">&lt;!-- Latest compiled and minified JavaScript --&gt;</text:span></text:p>
      <text:p text:style-name="P28"><text:span text:style-name="Source_20_Text">&lt;script src="https://maxcdn.bootstrapcdn.com/bootstrap/3.3.7/js/bootstrap.min.js" integrity="sha384-Tc5IQib027qvyjSMfHjOMaLkfuWVxZxUPnCJA7l2mCWNIpG9mGCD8wGNIcPD7Txa" crossorigin="anonymous"&gt;&lt;/script&gt;</text:span></text:p>
      <text:p text:style-name="P16">Pegamos en tallerprueba/app/views/layouts/application.html.erb</text:p>
      <text:p text:style-name="P16"/>
      <text:p text:style-name="P16"/>
      <text:p text:style-name="P11">5. </text:p>
      <text:p text:style-name="P8">Agregar un h1 con tu nombre a la página de inicio</text:p>
      <text:p text:style-name="P8"/>
      <text:p text:style-name="P11">cambiar el titulo en tallerprueba/app/views/pages/x.html.erb</text:p>
      <text:p text:style-name="P8"/>
      <text:p text:style-name="P8">6. </text:p>
      <text:p text:style-name="P8">Inicializar GIT y agregar el repo</text:p>
      <text:p text:style-name="P16"/>
      <text:p text:style-name="P19">Crear carpeta en Github New repository asignamos el nombre del repositorio en public</text:p>
      <text:p text:style-name="P16"/>
      <text:p text:style-name="P17">git init</text:p>
      <text:p text:style-name="P16"/>
      <text:p text:style-name="P11">7. </text:p>
      <text:p text:style-name="P8">Subirlo a Github</text:p>
      <text:p text:style-name="P16"/>
      <text:p text:style-name="P16">git add .</text:p>
      <text:p text:style-name="P23">git commit -m "first commit"</text:p>
      <text:p text:style-name="P23"/>
      <text:p text:style-name="P23">git remote add origin https://github.com/Abrasalas/tallerprueba.git</text:p>
      <text:p text:style-name="P23"/>
      <text:p text:style-name="P23">git push -u origin master</text:p>
      <text:p text:style-name="P23"/>
      <text:p text:style-name="P23"/>
      <text:p text:style-name="P11">8. </text:p>
      <text:p text:style-name="P8">Subirlo a Heroku</text:p>
      <text:p text:style-name="P16"/>
      <text:p text:style-name="P20">instalar Heroku en terminal</text:p>
      <text:p text:style-name="P20"/>
      <text:p text:style-name="P27">sudo apt-get install software-properties-common # debian only</text:p>
      <text:p text:style-name="P28"><text:s/>sudo add-apt-repository "deb https://cli-assets.heroku.com/branches/stable/apt ./"</text:p>
      <text:p text:style-name="P28"><text:s/>curl -L https://cli-assets.heroku.com/apt/release.key | sudo apt-key add -</text:p>
      <text:p text:style-name="P28"><text:s/>sudo apt-get update</text:p>
      <text:p text:style-name="P28"><text:soft-page-break/><text:s/>sudo apt-get install heroku</text:p>
      <text:p text:style-name="P20">abraham@abraham-Inspiron-3558:~/sandbox/rails/tallerprueba$ cd ~/.ssh </text:p>
      <text:p text:style-name="P20">abraham@abraham-Inspiron-3558:~/.ssh$ ls </text:p>
      <text:p text:style-name="P20">id_rsa <text:s/>id_rsa.pub <text:s/>known_hosts </text:p>
      <text:p text:style-name="P20"/>
      <text:p text:style-name="P21">abraham@abraham-Inspiron-3558:~/.ssh$ pwd </text:p>
      <text:p text:style-name="P21">/home/abraham/.ssh </text:p>
      <text:p text:style-name="P21">abraham@abraham-Inspiron-3558:~/.ssh$ git config --global user.name "nombre </text:p>
      <text:p text:style-name="P21">&gt; exit </text:p>
      <text:p text:style-name="P21">&gt; ^C </text:p>
      <text:p text:style-name="P21">abraham@abraham-Inspiron-3558:~/.ssh$ git config --global user.name "nombre </text:p>
      <text:p text:style-name="P21">&gt; "^C </text:p>
      <text:p text:style-name="P21">abraham@abraham-Inspiron-3558:~/.ssh$ git config --global user.name "latam" </text:p>
      <text:p text:style-name="P21">abraham@abraham-Inspiron-3558:~/.ssh$ git config --global user.name "Abrasalas" </text:p>
      <text:p text:style-name="P21">abraham@abraham-Inspiron-3558:~/.ssh$ git config --global user.email "abraham.salas.reyes@gmail.com" </text:p>
      <text:p text:style-name="P21">abraham@abraham-Inspiron-3558:~/.ssh$ cd .. </text:p>
      <text:p text:style-name="P21">abraham@abraham-Inspiron-3558:~$ ls </text:p>
      <text:p text:style-name="P21">A <text:s/>D <text:s text:c="10"/>E <text:s text:c="15"/>ej.txt <text:s text:c="11"/>f2f <text:s text:c="6"/>Música <text:s text:c="5"/>sandbox </text:p>
      <text:p text:style-name="P21">B <text:s/>Descargas <text:s text:c="2"/>ej_permisos.md <text:s text:c="2"/>Escritorio <text:s text:c="7"/>hola <text:s text:c="5"/>Plantillas <text:s/>Vídeos </text:p>
      <text:p text:style-name="P21">C <text:s/>Documentos <text:s/>ej_permisos.md~ <text:s/>examples.desktop <text:s/>Imágenes <text:s/>Público <text:s text:c="4"/>z </text:p>
      <text:p text:style-name="P21">abraham@abraham-Inspiron-3558:~$ cd sandbox </text:p>
      <text:p text:style-name="P21">abraham@abraham-Inspiron-3558:~/sandbox$ ls </text:p>
      <text:p text:style-name="P21">rails <text:s/>ruby </text:p>
      <text:p text:style-name="P21">abraham@abraham-Inspiron-3558:~/sandbox$ cd rails </text:p>
      <text:p text:style-name="P21">abraham@abraham-Inspiron-3558:~/sandbox/rails$ ls </text:p>
      <text:p text:style-name="P21">ejercicio37 <text:s/>ejercicio38 <text:s/>tallerprueba </text:p>
      <text:p text:style-name="P21">abraham@abraham-Inspiron-3558:~/sandbox/rails$ cd tallerprueba </text:p>
      <text:p text:style-name="P21">abraham@abraham-Inspiron-3558:~/sandbox/rails/tallerprueba$ ls </text:p>
      <text:p text:style-name="P21">app <text:s/>config <text:s text:c="4"/>db <text:s text:c="6"/>Gemfile.lock <text:s/>log <text:s text:c="4"/>Rakefile <text:s text:c="2"/>test <text:s/>vendor </text:p>
      <text:p text:style-name="P21">bin <text:s/>config.ru <text:s/>Gemfile <text:s/>lib <text:s text:c="10"/>public <text:s/>README.md <text:s/>tmp </text:p>
      <text:p text:style-name="P21">abraham@abraham-Inspiron-3558:~/sandbox/rails/tallerprueba$ heroku login </text:p>
      <text:p text:style-name="P21">Enter your Heroku credentials: </text:p>
      <text:p text:style-name="P21">Email: abraham.salas.reyes@gmail.com </text:p>
      <text:p text:style-name="P21">Password: ********** </text:p>
      <text:p text:style-name="P21">Logged in as abraham.salas.reyes@gmail.com </text:p>
      <text:p text:style-name="P21">abraham@abraham-Inspiron-3558:~/sandbox/rails/tallerprueba$ heroku git:remote -a tallerprueba23 </text:p>
      <text:p text:style-name="P21">set git remote heroku to https://git.heroku.com/tallerprueba23.git </text:p>
      <text:p text:style-name="P21">abraham@abraham-Inspiron-3558:~/sandbox/rails/tallerprueba$ </text:p>
      <text:p text:style-name="P21">abraham@abraham-Inspiron-3558:~/sandbox/rails/tallerprueba$ git add . </text:p>
      <text:p text:style-name="P21">abraham@abraham-Inspiron-3558:~/sandbox/rails/tallerprueba$ git commit -am "make it better" </text:p>
      <text:p text:style-name="P21">En la rama master </text:p>
      <text:p text:style-name="P21">Su rama está actualizada con «origin/master». </text:p>
      <text:p text:style-name="P21"/>
      <text:p text:style-name="P21">nothing to commit, working directory clean </text:p>
      <text:p text:style-name="P21">abraham@abraham-Inspiron-3558:~/sandbox/rails/tallerprueba$ git push heroku masterCounting objects: 93, done. </text:p>
      <text:p text:style-name="P21">Delta compression using up to 4 threads. </text:p>
      <text:p text:style-name="P21"><text:soft-page-break/>Compressing objects: 100% (79/79), done. </text:p>
      <text:p text:style-name="P21">Writing objects: 100% (93/93), 22.48 KiB | 0 bytes/s, done. </text:p>
      <text:p text:style-name="P21">Total 93 (delta 2), reused 0 (delta 0) </text:p>
      <text:p text:style-name="P21">remote: Compressing source files... done. </text:p>
      <text:p text:style-name="P21">remote: Building source: </text:p>
      <text:p text:style-name="P21">remote: </text:p>
      <text:p text:style-name="P21">remote: -----&gt; Ruby app detected </text:p>
      <text:p text:style-name="P21">remote: -----&gt; Compiling Ruby/Rails </text:p>
      <text:p text:style-name="P21">remote: -----&gt; Using Ruby version: ruby-2.2.6 </text:p>
      <text:p text:style-name="P21">remote: -----&gt; Installing dependencies using bundler 1.13.7 </text:p>
      <text:p text:style-name="P21">remote: <text:s text:c="7"/>Running: bundle install --without development:test --path vendor/bundle --binstubs vendor/bundle/bin -j4 --deployment </text:p>
      <text:p text:style-name="P21">remote: <text:s text:c="7"/>Warning: the running version of Bundler (1.13.7) is older than the version that created the lockfile (1.14.6). We suggest you upgrade to the latest version of Bundler by running `gem install bundler`. </text:p>
      <text:p text:style-name="P21">remote: <text:s text:c="7"/>Fetching gem metadata from https://rubygems.org/......... </text:p>
      <text:p text:style-name="P21">remote: <text:s text:c="7"/>Fetching version metadata from https://rubygems.org/.. </text:p>
      <text:p text:style-name="P21">remote: <text:s text:c="7"/>Fetching dependency metadata from https://rubygems.org/. </text:p>
      <text:p text:style-name="P21">remote: <text:s text:c="7"/>Installing i18n 0.8.1 </text:p>
      <text:p text:style-name="P21">remote: <text:s text:c="7"/>Installing rake 12.0.0 </text:p>
      <text:p text:style-name="P21">remote: <text:s text:c="7"/>Installing concurrent-ruby 1.0.5 </text:p>
      <text:p text:style-name="P21">remote: <text:s text:c="7"/>Installing minitest 5.10.1 </text:p>
      <text:p text:style-name="P21">remote: <text:s text:c="7"/>Installing thread_safe 0.3.6 </text:p>
      <text:p text:style-name="P21">remote: <text:s text:c="7"/>Installing builder 3.2.3 </text:p>
      <text:p text:style-name="P21">remote: <text:s text:c="7"/>Installing mini_portile2 2.1.0 </text:p>
      <text:p text:style-name="P21">remote: <text:s text:c="7"/>Installing erubis 2.7.0 </text:p>
      <text:p text:style-name="P21">remote: <text:s text:c="7"/>Installing nio4r 2.0.0 with native extensions </text:p>
      <text:p text:style-name="P21">remote: <text:s text:c="7"/>Installing rack 2.0.1 </text:p>
      <text:p text:style-name="P21">remote: <text:s text:c="7"/>Installing websocket-extensions 0.1.2 </text:p>
      <text:p text:style-name="P21">remote: <text:s text:c="7"/>Installing mime-types-data 3.2016.0521 </text:p>
      <text:p text:style-name="P21">remote: <text:s text:c="7"/>Installing arel 7.1.4 </text:p>
      <text:p text:style-name="P21">remote: <text:s text:c="7"/>Installing coffee-script-source 1.12.2 </text:p>
      <text:p text:style-name="P21">remote: <text:s text:c="7"/>Installing execjs 2.7.0 </text:p>
      <text:p text:style-name="P21">remote: <text:s text:c="7"/>Installing method_source 0.8.2 </text:p>
      <text:p text:style-name="P21">remote: <text:s text:c="7"/>Installing multi_json 1.12.1 </text:p>
      <text:p text:style-name="P21">remote: <text:s text:c="7"/>Installing thor 0.19.4 </text:p>
      <text:p text:style-name="P21">remote: <text:s text:c="7"/>Installing puma 3.8.2 with native extensions </text:p>
      <text:p text:style-name="P21">remote: <text:s text:c="7"/>Installing pg 0.20.0 with native extensions </text:p>
      <text:p text:style-name="P21">remote: <text:s text:c="7"/>Using bundler 1.13.7 </text:p>
      <text:p text:style-name="P21">remote: <text:s text:c="7"/>Installing sass 3.4.23 </text:p>
      <text:p text:style-name="P21">remote: <text:s text:c="7"/>Installing tilt 2.0.7 </text:p>
      <text:p text:style-name="P21">remote: <text:s text:c="7"/>Installing turbolinks-source 5.0.0 </text:p>
      <text:p text:style-name="P21">remote: <text:s text:c="7"/>Installing nokogiri 1.7.1 with native extensions </text:p>
      <text:p text:style-name="P21">remote: <text:s text:c="7"/>Installing tzinfo 1.2.2 </text:p>
      <text:p text:style-name="P21">remote: <text:s text:c="7"/>Installing rack-test 0.6.3 </text:p>
      <text:p text:style-name="P21">remote: <text:s text:c="7"/>Installing sprockets 3.7.1 </text:p>
      <text:p text:style-name="P21">remote: <text:s text:c="7"/>Installing websocket-driver 0.6.5 with native extensions </text:p>
      <text:p text:style-name="P21">remote: <text:s text:c="7"/>Installing mime-types 3.1 </text:p>
      <text:p text:style-name="P21">remote: <text:s text:c="7"/>Installing coffee-script 2.4.1 </text:p>
      <text:p text:style-name="P21"><text:soft-page-break/>remote: <text:s text:c="7"/>Installing uglifier 3.1.9 </text:p>
      <text:p text:style-name="P21">remote: <text:s text:c="7"/>Installing turbolinks 5.0.1 </text:p>
      <text:p text:style-name="P21">remote: <text:s text:c="7"/>Installing activesupport 5.0.2 </text:p>
      <text:p text:style-name="P21">remote: <text:s text:c="7"/>Installing mail 2.6.4 </text:p>
      <text:p text:style-name="P21">remote: <text:s text:c="7"/>Installing globalid 0.3.7 </text:p>
      <text:p text:style-name="P21">remote: <text:s text:c="7"/>Installing activemodel 5.0.2 </text:p>
      <text:p text:style-name="P21">remote: <text:s text:c="7"/>Installing jbuilder 2.6.3 </text:p>
      <text:p text:style-name="P21">remote: <text:s text:c="7"/>Installing activejob 5.0.2 </text:p>
      <text:p text:style-name="P21">remote: <text:s text:c="7"/>Installing activerecord 5.0.2 </text:p>
      <text:p text:style-name="P21">remote: <text:s text:c="7"/>Installing rails-dom-testing 2.0.2 </text:p>
      <text:p text:style-name="P21">remote: <text:s text:c="7"/>Installing loofah 2.0.3 </text:p>
      <text:p text:style-name="P21">remote: <text:s text:c="7"/>Installing rails-html-sanitizer 1.0.3 </text:p>
      <text:p text:style-name="P21">remote: <text:s text:c="7"/>Installing actionview 5.0.2 </text:p>
      <text:p text:style-name="P21">remote: <text:s text:c="7"/>Installing actionpack 5.0.2 </text:p>
      <text:p text:style-name="P21">remote: <text:s text:c="7"/>Installing actionmailer 5.0.2 </text:p>
      <text:p text:style-name="P21">remote: <text:s text:c="7"/>Installing actioncable 5.0.2 </text:p>
      <text:p text:style-name="P21">remote: <text:s text:c="7"/>Installing railties 5.0.2 </text:p>
      <text:p text:style-name="P21">remote: <text:s text:c="7"/>Installing sprockets-rails 3.2.0 </text:p>
      <text:p text:style-name="P21">remote: <text:s text:c="7"/>Installing coffee-rails 4.2.1 </text:p>
      <text:p text:style-name="P21">remote: <text:s text:c="7"/>Installing rails 5.0.2 </text:p>
      <text:p text:style-name="P21">remote: <text:s text:c="7"/>Installing sass-rails 5.0.6 </text:p>
      <text:p text:style-name="P21">remote: <text:s text:c="7"/>Installing jquery-rails 4.3.1 </text:p>
      <text:p text:style-name="P21">remote: <text:s text:c="7"/>Bundle complete! 15 Gemfile dependencies, 53 gems now installed. </text:p>
      <text:p text:style-name="P21">remote: <text:s text:c="7"/>Gems in the groups development and test were not installed. </text:p>
      <text:p text:style-name="P21">remote: <text:s text:c="7"/>Bundled gems are installed into ./vendor/bundle. </text:p>
      <text:p text:style-name="P21">remote: <text:s text:c="7"/>Bundle completed (25.57s) </text:p>
      <text:p text:style-name="P21">remote: <text:s text:c="7"/>Cleaning up the bundler cache. </text:p>
      <text:p text:style-name="P21">remote: -----&gt; Installing node-v6.10.0-linux-x64 </text:p>
      <text:p text:style-name="P21">remote: -----&gt; Detecting rake tasks </text:p>
      <text:p text:style-name="P21">remote: -----&gt; Preparing app for Rails asset pipeline </text:p>
      <text:p text:style-name="P21">remote: <text:s text:c="7"/>Running: rake assets:precompile </text:p>
      <text:p text:style-name="P21">remote: <text:s text:c="7"/>I, [2017-03-24T03:19:49.751171 #1172] <text:s/>INFO -- : Writing /tmp/build_3ca3952e9e8e9cb577921d4fc2cf7c18/public/assets/application-2a58214235fab300c1a4fa5c652411a70220a3d18cefab890c2b1e90fb148e96.js </text:p>
      <text:p text:style-name="P21">remote: <text:s text:c="7"/>I, [2017-03-24T03:19:49.772843 #1172] <text:s/>INFO -- : Writing /tmp/build_3ca3952e9e8e9cb577921d4fc2cf7c18/public/assets/application-2a58214235fab300c1a4fa5c652411a70220a3d18cefab890c2b1e90fb148e96.js.gz </text:p>
      <text:p text:style-name="P21">remote: <text:s text:c="7"/>I, [2017-03-24T03:19:49.786718 #1172] <text:s/>INFO -- : Writing /tmp/build_3ca3952e9e8e9cb577921d4fc2cf7c18/public/assets/application-e3b0c44298fc1c149afbf4c8996fb92427ae41e4649b934ca495991b7852b855.css </text:p>
      <text:p text:style-name="P21">remote: <text:s text:c="7"/>I, [2017-03-24T03:19:49.786856 #1172] <text:s/>INFO -- : Writing /tmp/build_3ca3952e9e8e9cb577921d4fc2cf7c18/public/assets/application-e3b0c44298fc1c149afbf4c8996fb92427ae41e4649b934ca495991b7852b855.css.gz </text:p>
      <text:p text:style-name="P21">remote: <text:s text:c="7"/>Asset precompilation completed (6.01s) </text:p>
      <text:p text:style-name="P21">remote: <text:s text:c="7"/>Cleaning assets </text:p>
      <text:p text:style-name="P21">remote: <text:s text:c="7"/>Running: rake assets:clean </text:p>
      <text:p text:style-name="P21">remote: </text:p>
      <text:p text:style-name="P21">remote: ###### WARNING: </text:p>
      <text:p text:style-name="P21">remote: <text:s text:c="7"/>You have not declared a Ruby version in your Gemfile. </text:p>
      <text:p text:style-name="P21"><text:soft-page-break/>remote: <text:s text:c="7"/>To set your Ruby version add this line to your Gemfile: </text:p>
      <text:p text:style-name="P21">remote: <text:s text:c="7"/>ruby '2.2.6' </text:p>
      <text:p text:style-name="P21">remote: <text:s text:c="7"/># See https://devcenter.heroku.com/articles/ruby-versions for more information. </text:p>
      <text:p text:style-name="P21">remote: </text:p>
      <text:p text:style-name="P21">remote: ###### WARNING: </text:p>
      <text:p text:style-name="P21">remote: <text:s text:c="7"/>No Procfile detected, using the default web server. </text:p>
      <text:p text:style-name="P21">remote: <text:s text:c="7"/>We recommend explicitly declaring how to boot your server process via a Procfile. </text:p>
      <text:p text:style-name="P21">remote: <text:s text:c="7"/>https://devcenter.heroku.com/articles/ruby-default-web-server </text:p>
      <text:p text:style-name="P21">remote: </text:p>
      <text:p text:style-name="P21">remote: -----&gt; Discovering process types </text:p>
      <text:p text:style-name="P21">remote: <text:s text:c="7"/>Procfile declares types <text:s text:c="4"/>-&gt; (none) </text:p>
      <text:p text:style-name="P21">remote: <text:s text:c="7"/>Default types for buildpack -&gt; console, rake, web, worker </text:p>
      <text:p text:style-name="P21">remote: </text:p>
      <text:p text:style-name="P21">remote: -----&gt; Compressing... </text:p>
      <text:p text:style-name="P21">remote: <text:s text:c="7"/>Done: 34.6M </text:p>
      <text:p text:style-name="P21">remote: -----&gt; Launching... </text:p>
      <text:p text:style-name="P21">remote: <text:s text:c="7"/>Released v5 </text:p>
      <text:p text:style-name="P21">remote: <text:s text:c="7"/>https://tallerprueba23.herokuapp.com/ deployed to Heroku </text:p>
      <text:p text:style-name="P21">remote: </text:p>
      <text:p text:style-name="P21">remote: Verifying deploy... done. </text:p>
      <text:p text:style-name="P21">To https://git.heroku.com/tallerprueba23.git </text:p>
      <text:p text:style-name="P21"><text:s/>* [new branch] <text:s text:c="5"/>master -&gt; master </text:p>
      <text:p text:style-name="P21">abraham@abraham-Inspiron-3558:~/sandbox/rails/tallerprueba$ </text:p>
      <text:p text:style-name="P21"/>
      <text:p text:style-name="P21"/>
      <text:p text:style-name="P5">Cada avez que hay una actualización realizar estos tres pasos, cambiar nombre del git</text:p>
      <text:p text:style-name="P21"/>
      <text:p text:style-name="P21">abraham@abraham-Inspiron-3558:~/sandbox/rails/tallerprueba$ git add . </text:p>
      <text:p text:style-name="P21">abraham@abraham-Inspiron-3558:~/sandbox/rails/tallerprueba$ git commit -am "cambio ab" </text:p>
      <text:p text:style-name="P22">abraham@abraham-Inspiron-3558:~/sandbox/rails/tallerprueba$ git push heroku master</text:p>
      <text:p text:style-name="P20"/>
      <text:p text:style-name="P20"/>
      <text:p text:style-name="P6"/>
      <text:p text:style-name="P6"/>
      <text:p text:style-name="P15">Subirlo a Github</text:p>
      <text:p text:style-name="P18"/>
      <text:p text:style-name="P18">git add .</text:p>
      <text:p text:style-name="P24">git commit -m "first commit"</text:p>
      <text:p text:style-name="P24">git push -u origin master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3">10. </text:p>
      <text:p text:style-name="P8"><text:soft-page-break/>Incorporar un formulario de registro donde el usuario debe inscribirse con su nombre, email y edad</text:p>
      <text:p text:style-name="P24"/>
      <text:p text:style-name="P24"/>
      <text:p text:style-name="P12"><text:span text:style-name="T2">agregar</text:span> en tallerprueba/app/views/pages/x.html.erb</text:p>
      <text:p text:style-name="P24"/>
      <text:p text:style-name="P25">&lt;form&gt; </text:p>
      <text:p text:style-name="P25"><text:tab/>&lt;input type="text" name="name" value=""&gt; </text:p>
      <text:p text:style-name="P25"><text:tab/>&lt;input type="text" name="email" value=""&gt; </text:p>
      <text:p text:style-name="P25"><text:tab/>&lt;input type="text" name="age" value=""&gt; </text:p>
      <text:p text:style-name="P25">&lt;/form&gt;</text:p>
      <text:p text:style-name="P25"/>
      <text:p text:style-name="P14">11. </text:p>
      <text:p text:style-name="P8">Crear un modelo para guardar los datos respectivos</text:p>
      <text:p text:style-name="P25"/>
      <text:p text:style-name="P25">En la terminal</text:p>
      <text:p text:style-name="P25"/>
      <text:p text:style-name="P25">abraham@abraham-Inspiron-3558:~/sandbox/rails/tallerprueba$ rails g model user name:string email:string age:integer </text:p>
      <text:p text:style-name="P25">Running via Spring preloader in process 4235 </text:p>
      <text:p text:style-name="P25"><text:s text:c="6"/>invoke <text:s/>active_record </text:p>
      <text:p text:style-name="P25"><text:s text:c="6"/>create <text:s text:c="3"/>db/migrate/20170324040406_create_users.rb </text:p>
      <text:p text:style-name="P25"><text:s text:c="6"/>create <text:s text:c="3"/>app/models/user.rb </text:p>
      <text:p text:style-name="P25"><text:s text:c="6"/>invoke <text:s text:c="3"/>test_unit </text:p>
      <text:p text:style-name="P25"><text:s text:c="6"/>create <text:s text:c="5"/>test/models/user_test.rb </text:p>
      <text:p text:style-name="P25"><text:s text:c="6"/>create <text:s text:c="5"/>test/fixtures/users.yml </text:p>
      <text:p text:style-name="P25"/>
      <text:p text:style-name="P14">12. </text:p>
      <text:p text:style-name="P8">Realizar la migración</text:p>
      <text:p text:style-name="P25"/>
      <text:p text:style-name="P26">abraham@abraham-Inspiron-3558:~/sandbox/rails/tallerprueba$ rake db:create </text:p>
      <text:p text:style-name="P26">Database 'tallerprueba_development' already exists </text:p>
      <text:p text:style-name="P26">Database 'tallerprueba_test' already exists </text:p>
      <text:p text:style-name="P26">abraham@abraham-Inspiron-3558:~/sandbox/rails/tallerprueba$ rake db:migrate </text:p>
      <text:p text:style-name="P26">== 20170324040406 CreateUsers: migrating ====================================== </text:p>
      <text:p text:style-name="P26">-- create_table(:users) </text:p>
      <text:p text:style-name="P26"><text:s text:c="3"/>-&gt; 0.0068s </text:p>
      <text:p text:style-name="P26">== 20170324040406 CreateUsers: migrated (0.0069s) ============================= </text:p>
      <text:p text:style-name="P26"/>
      <text:p text:style-name="P26">abraham@abraham-Inspiron-3558:~/sandbox/rails/tallerprueba$ </text:p>
      <text:p text:style-name="P26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3T20:07:03.022410184</meta:creation-date>
    <dc:date>2017-03-30T16:07:38.534529789</dc:date>
    <meta:editing-duration>PT22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2" meta:paragraph-count="479" meta:word-count="1842" meta:character-count="20762" meta:non-whitespace-character-count="17156"/>
  </office:meta>
</office:document-meta>
</file>